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8" style:family="table-cell" style:parent-style-name="Default" style:data-style-name="N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aase_Results_of_Ex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6"/>
        <table:table-row table:style-name="ro1">
          <table:table-cell table:style-name="ce1" office:value-type="string">
            <text:p>scalar product, N = 250.000.000; NLOOPS = 50</text:p>
          </table:table-cell>
          <table:table-cell/>
          <table:table-cell table:style-name="Default"/>
          <table:table-cell table:style-name="ce9"/>
          <table:table-cell table:style-name="Default" office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dualhe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static</text:p>
          </table:table-cell>
          <table:table-cell office:value-type="float" office:value="0.72">
            <text:p>0.72</text:p>
          </table:table-cell>
          <table:table-cell table:style-name="Default" office:value-type="float" office:value="0.57">
            <text:p>0.57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.5">
            <text:p>0.5</text:p>
          </table:table-cell>
          <table:table-cell table:style-name="ce5" office:value-type="float" office:value="0.48">
            <text:p>0.48</text:p>
          </table:table-cell>
          <table:table-cell table:style-name="Default" office:value-type="float" office:value="0.48">
            <text:p>0.48</text:p>
          </table:table-cell>
          <table:table-cell table:style-name="Default" office:value-type="float" office:value="0.48">
            <text:p>0.48</text:p>
          </table:table-cell>
        </table:table-row>
        <table:table-row table:style-name="ro1">
          <table:table-cell table:style-name="ce3" office:value-type="string">
            <text:p>efficiency</text:p>
          </table:table-cell>
          <table:table-cell table:style-name="ce6" table:formula="of:=skalar_0/[.B3]/[.B2]" office:value-type="float" office:value="1">
            <text:p>1.00</text:p>
          </table:table-cell>
          <table:table-cell table:formula="of:=skalar_0/[.C3]/[.C2]" office:value-type="float" office:value="0.631578947368421">
            <text:p>0.63</text:p>
          </table:table-cell>
          <table:table-cell table:formula="of:=skalar_0/[.D3]/[.D2]" office:value-type="float" office:value="0.48">
            <text:p>0.48</text:p>
          </table:table-cell>
          <table:table-cell table:formula="of:=skalar_0/[.E3]/[.E2]" office:value-type="float" office:value="0.36">
            <text:p>0.36</text:p>
          </table:table-cell>
          <table:table-cell table:formula="of:=skalar_0/[.F3]/[.F2]" office:value-type="float" office:value="0.25">
            <text:p>0.25</text:p>
          </table:table-cell>
          <table:table-cell table:formula="of:=skalar_0/[.G3]/[.G2]" office:value-type="float" office:value="0.1875">
            <text:p>0.19</text:p>
          </table:table-cell>
          <table:table-cell table:formula="of:=skalar_0/[.H3]/[.H2]" office:value-type="float" office:value="0.125">
            <text:p>0.13</text:p>
          </table:table-cell>
        </table:table-row>
        <table:table-row table:style-name="ro1">
          <table:table-cell/>
          <table:table-cell>
            <draw:frame table:end-cell-address="Haase_Results_of_Ex2.E18" table:end-x="0.4236in" table:end-y="0.0535in" draw:z-index="0" draw:style-name="gr1" svg:width="3.0138in" svg:height="2.272in" svg:x="0.0772in" svg:y="0.0839in">
              <draw:object draw:notify-on-update-of-ranges="Haase_Results_of_Ex2.B2:Haase_Results_of_Ex2.H2 Haase_Results_of_Ex2.B4:Haase_Results_of_Ex2.H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>
            <text:p>matrix vector, M=N=20.000; NLOOPS = 20</text:p>
          </table:table-cell>
          <table:table-cell/>
          <table:table-cell table:style-name="Default" table:number-columns-repeated="2"/>
          <table:table-cell table:style-name="Default" office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dualhe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static</text:p>
          </table:table-cell>
          <table:table-cell office:value-type="float" office:value="0.97">
            <text:p>0.97</text:p>
          </table:table-cell>
          <table:table-cell table:style-name="Default" office:value-type="float" office:value="0.62">
            <text:p>0.62</text:p>
          </table:table-cell>
          <table:table-cell table:style-name="Default" office:value-type="float" office:value="0.45">
            <text:p>0.45</text:p>
          </table:table-cell>
          <table:table-cell table:style-name="Default" office:value-type="float" office:value="0.43">
            <text:p>0.43</text:p>
          </table:table-cell>
          <table:table-cell table:style-name="Default" office:value-type="float" office:value="0.41">
            <text:p>0.41</text:p>
          </table:table-cell>
          <table:table-cell table:style-name="Default" office:value-type="float" office:value="0.39">
            <text:p>0.39</text:p>
          </table:table-cell>
          <table:table-cell table:style-name="ce5" office:value-type="float" office:value="0.38">
            <text:p>0.38</text:p>
          </table:table-cell>
        </table:table-row>
        <table:table-row table:style-name="ro1">
          <table:table-cell table:style-name="ce4" office:value-type="string">
            <text:p>efficiency</text:p>
          </table:table-cell>
          <table:table-cell table:style-name="ce6" table:formula="of:=matvec_0/[.B21]/[.B20]" office:value-type="float" office:value="1">
            <text:p>1.00</text:p>
          </table:table-cell>
          <table:table-cell table:formula="of:=matvec_0/[.C21]/[.C20]" office:value-type="float" office:value="0.782258064516129">
            <text:p>0.78</text:p>
          </table:table-cell>
          <table:table-cell table:formula="of:=matvec_0/[.D21]/[.D20]" office:value-type="float" office:value="0.718518518518518">
            <text:p>0.72</text:p>
          </table:table-cell>
          <table:table-cell table:formula="of:=matvec_0/[.E21]/[.E20]" office:value-type="float" office:value="0.563953488372093">
            <text:p>0.56</text:p>
          </table:table-cell>
          <table:table-cell table:formula="of:=matvec_0/[.F21]/[.F20]" office:value-type="float" office:value="0.394308943089431">
            <text:p>0.39</text:p>
          </table:table-cell>
          <table:table-cell table:formula="of:=matvec_0/[.G21]/[.G20]" office:value-type="float" office:value="0.310897435897436">
            <text:p>0.31</text:p>
          </table:table-cell>
          <table:table-cell table:formula="of:=matvec_0/[.H21]/[.H20]" office:value-type="float" office:value="0.212719298245614">
            <text:p>0.21</text:p>
          </table:table-cell>
        </table:table-row>
        <table:table-row table:style-name="ro1">
          <table:table-cell>
            <draw:frame table:end-cell-address="Haase_Results_of_Ex2.E36" table:end-x="0.3366in" table:end-y="0.1067in" draw:z-index="1" draw:style-name="gr1" svg:width="3.0138in" svg:height="2.272in" svg:x="0.9972in" svg:y="0.137in">
              <draw:object draw:notify-on-update-of-ranges="Haase_Results_of_Ex2.B2:Haase_Results_of_Ex2.H2 Haase_Results_of_Ex2.B22:Haase_Results_of_Ex2.H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"/>
          <table:table-cell table:number-columns-repeated="6"/>
        </table:table-row>
        <table:table-row table:style-name="ro1" table:number-rows-repeated="13">
          <table:table-cell/>
          <table:table-cell table:style-name="ce6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6"/>
        </table:table-row>
        <table:table-row table:style-name="ro1">
          <table:table-cell table:style-name="ce1" office:value-type="string">
            <text:p>polynomial</text:p>
          </table:table-cell>
          <table:table-cell/>
          <table:table-cell table:style-name="Default" table:number-columns-repeated="2"/>
          <table:table-cell table:style-name="Default" office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dualhe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Horner static</text:p>
          </table:table-cell>
          <table:table-cell table:style-name="ce7" office:value-type="float" office:value="2">
            <text:p>2.00</text:p>
          </table:table-cell>
          <table:table-cell table:style-name="ce8" office:value-type="float" office:value="1">
            <text:p>1.00</text:p>
          </table:table-cell>
          <table:table-cell table:style-name="ce8" office:value-type="float" office:value="0.67">
            <text:p>0.67</text:p>
          </table:table-cell>
          <table:table-cell table:style-name="ce8" office:value-type="float" office:value="0.5">
            <text:p>0.50</text:p>
          </table:table-cell>
          <table:table-cell table:style-name="Default" office:value-type="float" office:value="0.33">
            <text:p>0.3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17">
            <text:p>0.17</text:p>
          </table:table-cell>
        </table:table-row>
        <table:table-row table:style-name="ro1">
          <table:table-cell table:style-name="ce3" office:value-type="string">
            <text:p>Mult static</text:p>
          </table:table-cell>
          <table:table-cell table:style-name="ce8" office:value-type="float" office:value="1.4">
            <text:p>1.40</text:p>
          </table:table-cell>
          <table:table-cell table:style-name="ce8" office:value-type="float" office:value="0.69">
            <text:p>0.69</text:p>
          </table:table-cell>
          <table:table-cell table:style-name="ce8" office:value-type="float" office:value="0.46">
            <text:p>0.46</text:p>
          </table:table-cell>
          <table:table-cell table:style-name="ce8" office:value-type="float" office:value="0.35">
            <text:p>0.35</text:p>
          </table:table-cell>
          <table:table-cell table:style-name="Default" office:value-type="float" office:value="0.23">
            <text:p>0.23</text:p>
          </table:table-cell>
          <table:table-cell table:style-name="Default" office:value-type="float" office:value="0.17">
            <text:p>0.17</text:p>
          </table:table-cell>
          <table:table-cell table:style-name="Default" office:value-type="float" office:value="0.12">
            <text:p>0.12</text:p>
          </table:table-cell>
        </table:table-row>
        <table:table-row table:style-name="ro1">
          <table:table-cell table:style-name="ce3" office:value-type="string">
            <text:p>Mult+4 unrol static</text:p>
          </table:table-cell>
          <table:table-cell table:style-name="ce8" office:value-type="float" office:value="0.86">
            <text:p>0.86</text:p>
          </table:table-cell>
          <table:table-cell table:style-name="ce8" office:value-type="float" office:value="0.43">
            <text:p>0.43</text:p>
          </table:table-cell>
          <table:table-cell table:style-name="ce8" office:value-type="float" office:value="0.29">
            <text:p>0.29</text:p>
          </table:table-cell>
          <table:table-cell table:style-name="ce8" office:value-type="float" office:value="0.22">
            <text:p>0.22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1">
            <text:p>0.11</text:p>
          </table:table-cell>
          <table:table-cell table:style-name="ce5" office:value-type="float" office:value="0.075">
            <text:p>0.075</text:p>
          </table:table-cell>
        </table:table-row>
        <table:table-row table:style-name="ro1">
          <table:table-cell table:style-name="ce4" office:value-type="string">
            <text:p>efficiency</text:p>
          </table:table-cell>
          <table:table-cell table:style-name="ce6" table:formula="of:=poly_0_c/[.B42]/[.B39]" office:value-type="float" office:value="1">
            <text:p>1.00</text:p>
          </table:table-cell>
          <table:table-cell table:formula="of:=poly_0_c/[.C42]/[.C39]" office:value-type="float" office:value="1">
            <text:p>1.00</text:p>
          </table:table-cell>
          <table:table-cell table:formula="of:=poly_0_c/[.D42]/[.D39]" office:value-type="float" office:value="0.988505747126437">
            <text:p>0.99</text:p>
          </table:table-cell>
          <table:table-cell table:formula="of:=poly_0_c/[.E42]/[.E39]" office:value-type="float" office:value="0.977272727272727">
            <text:p>0.98</text:p>
          </table:table-cell>
          <table:table-cell table:formula="of:=poly_0_c/[.F42]/[.F39]" office:value-type="float" office:value="1.02380952380952">
            <text:p>1.02</text:p>
          </table:table-cell>
          <table:table-cell table:formula="of:=poly_0_c/[.G42]/[.G39]" office:value-type="float" office:value="0.977272727272727">
            <text:p>0.98</text:p>
          </table:table-cell>
          <table:table-cell table:formula="of:=poly_0_c/[.H42]/[.H39]" office:value-type="float" office:value="0.955555555555556">
            <text:p>0.96</text:p>
          </table:table-cell>
        </table:table-row>
        <table:table-row table:style-name="ro1">
          <table:table-cell/>
          <table:table-cell table:style-name="ce8">
            <draw:frame table:end-cell-address="Haase_Results_of_Ex2.E57" table:end-x="0.3587in" table:end-y="0.0752in" draw:z-index="2" draw:style-name="gr1" svg:width="3.0142in" svg:height="2.272in" svg:x="0.0118in" svg:y="0.1059in">
              <draw:object draw:notify-on-update-of-ranges="Haase_Results_of_Ex2.B2:Haase_Results_of_Ex2.H2 Haase_Results_of_Ex2.B43:Haase_Results_of_Ex2.H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8" table:number-columns-repeated="3"/>
          <table:table-cell table:style-name="Default" table:number-columns-repeated="3"/>
        </table:table-row>
        <table:table-row table:style-name="ro1" table:number-rows-repeated="10">
          <table:table-cell/>
          <table:table-cell table:style-name="ce8" table:number-columns-repeated="4"/>
          <table:table-cell table:style-name="Default" table:number-columns-repeated="3"/>
        </table:table-row>
        <table:table-row table:style-name="ro1" table:number-rows-repeated="2">
          <table:table-cell/>
          <table:table-cell table:style-name="ce8" table:number-columns-repeated="4"/>
          <table:table-cell table:style-name="Default"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5" office:value-type="string">
            <text:p>swap max min, 250.000.000, NLOOPS=11</text:p>
          </table:table-cell>
          <table:table-cell/>
          <table:table-cell table:style-name="Default" table:number-columns-repeated="2"/>
          <table:table-cell table:style-name="Default" office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dualhe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0.71">
            <text:p>0.71</text:p>
          </table:table-cell>
          <table:table-cell table:style-name="Default" office:value-type="float" office:value="0.51">
            <text:p>0.51</text:p>
          </table:table-cell>
          <table:table-cell table:style-name="Default" office:value-type="float" office:value="0.37">
            <text:p>0.37</text:p>
          </table:table-cell>
          <table:table-cell table:style-name="Default" office:value-type="float" office:value="0.3">
            <text:p>0.3</text:p>
          </table:table-cell>
          <table:table-cell table:style-name="Default" office:value-type="float" office:value="0.27">
            <text:p>0.27</text:p>
          </table:table-cell>
          <table:table-cell table:style-name="Default" office:value-type="float" office:value="0.26">
            <text:p>0.26</text:p>
          </table:table-cell>
          <table:table-cell table:style-name="ce5" office:value-type="float" office:value="0.24">
            <text:p>0.24</text:p>
          </table:table-cell>
        </table:table-row>
        <table:table-row table:style-name="ro1">
          <table:table-cell table:style-name="ce4" office:value-type="string">
            <text:p>efficiency</text:p>
          </table:table-cell>
          <table:table-cell table:style-name="ce6" table:formula="of:=swap_0/[.B60]/[.B59]" office:value-type="float" office:value="1">
            <text:p>1.00</text:p>
          </table:table-cell>
          <table:table-cell table:formula="of:=swap_0/[.C60]/[.C59]" office:value-type="float" office:value="0.696078431372549">
            <text:p>0.70</text:p>
          </table:table-cell>
          <table:table-cell table:formula="of:=swap_0/[.D60]/[.D59]" office:value-type="float" office:value="0.63963963963964">
            <text:p>0.64</text:p>
          </table:table-cell>
          <table:table-cell table:formula="of:=swap_0/[.E60]/[.E59]" office:value-type="float" office:value="0.591666666666667">
            <text:p>0.59</text:p>
          </table:table-cell>
          <table:table-cell table:formula="of:=swap_0/[.F60]/[.F59]" office:value-type="float" office:value="0.438271604938272">
            <text:p>0.44</text:p>
          </table:table-cell>
          <table:table-cell table:formula="of:=swap_0/[.G60]/[.G59]" office:value-type="float" office:value="0.341346153846154">
            <text:p>0.34</text:p>
          </table:table-cell>
          <table:table-cell table:formula="of:=swap_0/[.H60]/[.H59]" office:value-type="float" office:value="0.246527777777778">
            <text:p>0.25</text:p>
          </table:table-cell>
        </table:table-row>
        <table:table-row table:style-name="ro1">
          <table:table-cell/>
          <table:table-cell>
            <draw:frame table:end-cell-address="Haase_Results_of_Ex2.E75" table:end-x="0.3476in" table:end-y="0.1181in" draw:z-index="3" draw:style-name="gr1" svg:width="3.0138in" svg:height="2.272in" svg:x="0.0012in" svg:y="0.1484in">
              <draw:object draw:notify-on-update-of-ranges="Haase_Results_of_Ex2.B2:Haase_Results_of_Ex2.H2 Haase_Results_of_Ex2.B61:Haase_Results_of_Ex2.H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poly_0_c" table:base-cell-address="$Haase_Results_of_Ex2.$B$20" table:cell-range-address="$Haase_Results_of_Ex2.$B$42"/>
        <table:named-range table:name="swap_0" table:base-cell-address="$Haase_Results_of_Ex2.$B$28" table:cell-range-address="$Haase_Results_of_Ex2.$B$60"/>
        <table:named-range table:name="skalar_0" table:base-cell-address="$Haase_Results_of_Ex2.$B$3" table:cell-range-address="$Haase_Results_of_Ex2.$B$3"/>
        <table:named-range table:name="matvec_0" table:base-cell-address="$Haase_Results_of_Ex2.$B$8" table:cell-range-address="$Haase_Results_of_Ex2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2/14/2010</text:date>, <text:time>14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lbi </meta:initial-creator>
    <meta:creation-date>2010-12-11T22:27:01</meta:creation-date>
    <dc:date>2010-12-14T14:16:54</dc:date>
    <dc:creator>Gundolf Haase</dc:creator>
    <meta:editing-duration>PT27H27M48S</meta:editing-duration>
    <meta:editing-cycles>79</meta:editing-cycles>
    <meta:generator>OpenOffice.org/3.2$Unix OpenOffice.org_project/320m12$Build-9483</meta:generator>
    <meta:document-statistic meta:table-count="3" meta:cell-count="1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chart:class="chart:line" chart:style-name="ch1">
        <chart:title svg:x="2.386cm" svg:y="0.116cm" chart:style-name="ch2">
          <text:p>Scalar product</text:p>
        </chart:title>
        <chart:plot-area chart:style-name="ch3" table:cell-range-address="Haase_Results_of_Ex2.B2:Haase_Results_of_Ex2.H2 Haase_Results_of_Ex2.B4:Haase_Results_of_Ex2.H4" chart:data-source-has-labels="row" svg:x="0.105cm" svg:y="0.734cm" svg:width="7.398cm" svg:height="5.009cm">
          <chart:axis chart:dimension="x" chart:name="primary-x" chart:style-name="ch4">
            <chart:title svg:x="3.494cm" svg:y="5.286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154cm" svg:y="3.561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4:Haase_Results_of_Ex2.H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aase_Results_of_Ex2.B2:Haase_Results_of_Ex2.H2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">
                <text:p text:id="Haase_Results_of_Ex2.B4:Haase_Results_of_Ex2.H4">1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chart:class="chart:line" chart:style-name="ch1">
        <chart:title svg:x="2.505cm" svg:y="0.116cm" chart:style-name="ch2">
          <text:p>Matrix-vector</text:p>
        </chart:title>
        <chart:plot-area chart:style-name="ch3" table:cell-range-address="Haase_Results_of_Ex2.B2:Haase_Results_of_Ex2.H2 Haase_Results_of_Ex2.B22:Haase_Results_of_Ex2.H22" chart:data-source-has-labels="row" svg:x="0.105cm" svg:y="0.734cm" svg:width="7.398cm" svg:height="5.009cm">
          <chart:axis chart:dimension="x" chart:name="primary-x" chart:style-name="ch4">
            <chart:title svg:x="3.494cm" svg:y="5.286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154cm" svg:y="3.561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22:Haase_Results_of_Ex2.H2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aase_Results_of_Ex2.B2:Haase_Results_of_Ex2.H2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1">
                <text:p text:id="Haase_Results_of_Ex2.B22:Haase_Results_of_Ex2.H22">1</text:p>
              </table:table-cell>
              <table:table-cell office:value-type="float" office:value="0.782258064516129">
                <text:p>0.782258064516129</text:p>
              </table:table-cell>
              <table:table-cell office:value-type="float" office:value="0.718518518518518">
                <text:p>0.718518518518518</text:p>
              </table:table-cell>
              <table:table-cell office:value-type="float" office:value="0.563953488372093">
                <text:p>0.563953488372093</text:p>
              </table:table-cell>
              <table:table-cell office:value-type="float" office:value="0.394308943089431">
                <text:p>0.394308943089431</text:p>
              </table:table-cell>
              <table:table-cell office:value-type="float" office:value="0.310897435897436">
                <text:p>0.310897435897436</text:p>
              </table:table-cell>
              <table:table-cell office:value-type="float" office:value="0.212719298245614">
                <text:p>0.212719298245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7cm" svg:height="5.772cm" xlink:href=".." chart:class="chart:line" chart:style-name="ch1">
        <chart:title svg:x="2.769cm" svg:y="0.116cm" chart:style-name="ch2">
          <text:p>polynomial</text:p>
        </chart:title>
        <chart:plot-area chart:style-name="ch3" table:cell-range-address="Haase_Results_of_Ex2.B2:Haase_Results_of_Ex2.H2 Haase_Results_of_Ex2.B43:Haase_Results_of_Ex2.H43" chart:data-source-has-labels="row" svg:x="0.105cm" svg:y="0.734cm" svg:width="7.399cm" svg:height="5.009cm">
          <chart:axis chart:dimension="x" chart:name="primary-x" chart:style-name="ch4">
            <chart:title svg:x="3.494cm" svg:y="5.286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154cm" svg:y="3.561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43:Haase_Results_of_Ex2.H4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aase_Results_of_Ex2.B2:Haase_Results_of_Ex2.H2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Row 43</text:p>
              </table:table-cell>
              <table:table-cell office:value-type="float" office:value="1">
                <text:p text:id="Haase_Results_of_Ex2.B43:Haase_Results_of_Ex2.H43">1</text:p>
              </table:table-cell>
              <table:table-cell office:value-type="float" office:value="1">
                <text:p>1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1.02380952380952">
                <text:p>1.02380952380952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0.955555555555556">
                <text:p>0.95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chart:class="chart:line" chart:style-name="ch1">
        <chart:title svg:x="2.399cm" svg:y="0.116cm" chart:style-name="ch2">
          <text:p>swap max/min</text:p>
        </chart:title>
        <chart:plot-area chart:style-name="ch3" table:cell-range-address="Haase_Results_of_Ex2.B2:Haase_Results_of_Ex2.H2 Haase_Results_of_Ex2.B61:Haase_Results_of_Ex2.H61" chart:data-source-has-labels="row" svg:x="0.105cm" svg:y="0.734cm" svg:width="7.398cm" svg:height="5.009cm">
          <chart:axis chart:dimension="x" chart:name="primary-x" chart:style-name="ch4">
            <chart:title svg:x="3.494cm" svg:y="5.286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154cm" svg:y="3.561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61:Haase_Results_of_Ex2.H6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aase_Results_of_Ex2.B2:Haase_Results_of_Ex2.H2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Row 61</text:p>
              </table:table-cell>
              <table:table-cell office:value-type="float" office:value="1">
                <text:p text:id="Haase_Results_of_Ex2.B61:Haase_Results_of_Ex2.H61">1</text:p>
              </table:table-cell>
              <table:table-cell office:value-type="float" office:value="0.696078431372549">
                <text:p>0.696078431372549</text:p>
              </table:table-cell>
              <table:table-cell office:value-type="float" office:value="0.63963963963964">
                <text:p>0.63963963963964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438271604938272">
                <text:p>0.438271604938272</text:p>
              </table:table-cell>
              <table:table-cell office:value-type="float" office:value="0.341346153846154">
                <text:p>0.341346153846154</text:p>
              </table:table-cell>
              <table:table-cell office:value-type="float" office:value="0.246527777777778">
                <text:p>0.24652777777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